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0pt" style:font-size-asian="20pt" style:font-size-complex="20pt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ganisation du Groupe 5</text:p>
      <text:p text:style-name="P1"/>
      <text:p text:style-name="P1">Membres : Michon Ismael, Victor Simonet, Thomas Viguier-Marie, Grégoire Gibrat </text:p>
      <text:p text:style-name="P1"/>
      <text:p text:style-name="P1"><text:tab/><text:span text:style-name="T1">Outils utilisé</text:span></text:p>
      <text:p text:style-name="P1"/>
      <text:p text:style-name="P1">Vs code muni des extentions Live preview et Live share</text:p>
      <text:p text:style-name="P1"/>
      <text:p text:style-name="P3"><text:tab/>Repartition du travail</text:p>
      <text:p text:style-name="P1"/>
      <text:p text:style-name="P1">header and footer <text:s/><text:tab/><text:tab/><text:tab/><text:tab/>Victor</text:p>
      <text:p text:style-name="P1">page d'accueil (index.html) <text:tab/><text:tab/>Grégoire</text:p>
      <text:p text:style-name="P1">présentation du BUT<text:tab/><text:tab/><text:tab/>Thomas</text:p>
      <text:p text:style-name="P1">compétences<text:tab/><text:tab/><text:tab/><text:tab/>Ismaël</text:p>
      <text:p text:style-name="P1"/>
      <text:p text:style-name="P1">contact <text:tab/><text:tab/><text:tab/><text:tab/><text:tab/>a definir</text:p>
      <text:p text:style-name="P1"/>
      <text:p text:style-name="P1">On realise le css dans un document partager que l'on complete au fur et a mesure pour utiliser des classes comunes un maximum.</text:p>
      <text:p text:style-name="P1"/>
      <text:p text:style-name="P1">Il est prevu d'utiliser la derniere seance pour mettre en forme et harmoniser notre trav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7S</meta:editing-duration>
    <meta:editing-cycles>4</meta:editing-cycles>
    <meta:generator>OpenOffice/4.1.15$Win32 OpenOffice.org_project/4115m2$Build-9813</meta:generator>
    <dc:date>2024-11-05T10:56:13.69</dc:date>
    <meta:document-statistic meta:table-count="0" meta:image-count="0" meta:object-count="0" meta:page-count="1" meta:paragraph-count="12" meta:word-count="84" meta:character-count="551"/>
    <meta:user-defined meta:name="Info 1"/>
    <meta:user-defined meta:name="Info 2"/>
    <meta:user-defined meta:name="Info 3"/>
    <meta:user-defined meta:name="Info 4"/>
  </office:meta>
</office:document-meta>
</file>